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ByteBuf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tyByteBuf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tyByteBufDecoderTests.expectByteBuffer( ByteBuf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ByteBufDecoderTests.NettyByteBuf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ByteBuf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